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5.26pt" svg:x="220.08pt" svg:y="265.78pt">
            <draw:object draw:notify-on-update-of-ranges="Sheet1.A3:Sheet1.A13 Sheet1.G2:Sheet1.G2 Sheet1.G3:Sheet1.G13 Sheet1.H2:Sheet1.H2 Sheet1.H3:Sheet1.H13 Sheet1.I2:Sheet1.I2 Sheet1.I3:Sheet1.I13 Sheet1.J2:Sheet1.J2 Sheet1.J3:Sheet1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6pt" svg:x="708.66pt" svg:y="246.25pt">
            <draw:object draw:notify-on-update-of-ranges="Sheet1.A3:Sheet1.A13 Sheet1.B2:Sheet1.B2 Sheet1.B3:Sheet1.B13 Sheet1.C2:Sheet1.C2 Sheet1.C3:Sheet1.C13 Sheet1.D2:Sheet1.D2 Sheet1.D3:Sheet1.D13 Sheet1.E2:Sheet1.E2 Sheet1.E3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5.26pt" svg:x="462.84pt" svg:y="516.53pt">
            <draw:object draw:notify-on-update-of-ranges="Sheet1.A3:Sheet1.A13 Sheet1.L2:Sheet1.L2 Sheet1.L3:Sheet1.L13 Sheet1.M2:Sheet1.M2 Sheet1.M3:Sheet1.M13 Sheet1.N2:Sheet1.N2 Sheet1.N3:Sheet1.N13 Sheet1.O2:Sheet1.O2 Sheet1.O3:Sheet1.O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5" table:number-rows-spanned="1">
            <text:p>Output query precision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Harmonic Mean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CQA Coverage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 office:value-type="string" calcext:value-type="string">
            <text:p>classical</text:p>
          </table:table-cell>
          <table:table-cell office:value-type="string" calcext:value-type="string">
            <text:p>recall oriented</text:p>
          </table:table-cell>
          <table:table-cell office:value-type="string" calcext:value-type="string">
            <text:p>precision oriented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query f-measur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call oriented</text:p>
          </table:table-cell>
          <table:table-cell office:value-type="string" calcext:value-type="string">
            <text:p>precision oriented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query f-measure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recall oriented</text:p>
          </table:table-cell>
          <table:table-cell office:value-type="string" calcext:value-type="string">
            <text:p>precision oriented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query f-meas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027189894606" calcext:value-type="float">
            <text:p>0.19027189894606</text:p>
          </table:table-cell>
          <table:table-cell office:value-type="float" office:value="0.513032566942493" calcext:value-type="float">
            <text:p>0.513032566942493</text:p>
          </table:table-cell>
          <table:table-cell office:value-type="float" office:value="0.509323507629477" calcext:value-type="float">
            <text:p>0.509323507629477</text:p>
          </table:table-cell>
          <table:table-cell office:value-type="float" office:value="0.999249122807017" calcext:value-type="float">
            <text:p>0.999249122807017</text:p>
          </table:table-cell>
          <table:table-cell office:value-type="float" office:value="0.498018107329102" calcext:value-type="float">
            <text:p>0.498018107329102</text:p>
          </table:table-cell>
          <table:table-cell table:formula="of:=2*([.B3]*[.L3])/([.B3]+[.L3])" office:value-type="float" office:value="0.292746884786026" calcext:value-type="float">
            <text:p>0.292746884786026</text:p>
          </table:table-cell>
          <table:table-cell table:formula="of:=2*([.C3]*[.M3])/([.C3]+[.M3])" office:value-type="float" office:value="0.642761848006985" calcext:value-type="float">
            <text:p>0.642761848006985</text:p>
          </table:table-cell>
          <table:table-cell table:formula="of:=2*([.D3]*[.N3])/([.D3]+[.N3])" office:value-type="float" office:value="0.630394329107714" calcext:value-type="float">
            <text:p>0.630394329107714</text:p>
          </table:table-cell>
          <table:table-cell table:formula="of:=2*([.E3]*[.O3])/([.E3]+[.O3])" office:value-type="float" office:value="0.97637576947644" calcext:value-type="float">
            <text:p>0.97637576947644</text:p>
          </table:table-cell>
          <table:table-cell table:formula="of:=2*([.F3]*[.P3])/([.F3]+[.P3])" office:value-type="float" office:value="0.618034133373777" calcext:value-type="float">
            <text:p>0.618034133373777</text:p>
          </table:table-cell>
          <table:table-cell office:value-type="float" office:value="0.634435809963734" calcext:value-type="float">
            <text:p>0.634435809963734</text:p>
          </table:table-cell>
          <table:table-cell office:value-type="float" office:value="0.860305071636357" calcext:value-type="float">
            <text:p>0.860305071636357</text:p>
          </table:table-cell>
          <table:table-cell office:value-type="float" office:value="0.826973417939986" calcext:value-type="float">
            <text:p>0.826973417939986</text:p>
          </table:table-cell>
          <table:table-cell office:value-type="float" office:value="0.954526149220519" calcext:value-type="float">
            <text:p>0.954526149220519</text:p>
          </table:table-cell>
          <table:table-cell office:value-type="float" office:value="0.814260567882939" calcext:value-type="float">
            <text:p>0.81426056788293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04873834393278" calcext:value-type="float">
            <text:p>0.204873834393278</text:p>
          </table:table-cell>
          <table:table-cell office:value-type="float" office:value="0.532234686538378" calcext:value-type="float">
            <text:p>0.532234686538378</text:p>
          </table:table-cell>
          <table:table-cell office:value-type="float" office:value="0.525888288164615" calcext:value-type="float">
            <text:p>0.525888288164615</text:p>
          </table:table-cell>
          <table:table-cell office:value-type="float" office:value="0.998949387953652" calcext:value-type="float">
            <text:p>0.998949387953652</text:p>
          </table:table-cell>
          <table:table-cell office:value-type="float" office:value="0.515178265990435" calcext:value-type="float">
            <text:p>0.515178265990435</text:p>
          </table:table-cell>
          <table:table-cell table:formula="of:=2*([.B4]*[.L4])/([.B4]+[.L4])" office:value-type="float" office:value="0.309416094551513" calcext:value-type="float">
            <text:p>0.309416094551513</text:p>
          </table:table-cell>
          <table:table-cell table:formula="of:=2*([.C4]*[.M4])/([.C4]+[.M4])" office:value-type="float" office:value="0.65639263137204" calcext:value-type="float">
            <text:p>0.65639263137204</text:p>
          </table:table-cell>
          <table:table-cell table:formula="of:=2*([.D4]*[.N4])/([.D4]+[.N4])" office:value-type="float" office:value="0.642866345378966" calcext:value-type="float">
            <text:p>0.642866345378966</text:p>
          </table:table-cell>
          <table:table-cell table:formula="of:=2*([.E4]*[.O4])/([.E4]+[.O4])" office:value-type="float" office:value="0.976232662661266" calcext:value-type="float">
            <text:p>0.976232662661266</text:p>
          </table:table-cell>
          <table:table-cell table:formula="of:=2*([.F4]*[.P4])/([.F4]+[.P4])" office:value-type="float" office:value="0.62801043795196" calcext:value-type="float">
            <text:p>0.62801043795196</text:p>
          </table:table-cell>
          <table:table-cell office:value-type="float" office:value="0.631817672523081" calcext:value-type="float">
            <text:p>0.631817672523081</text:p>
          </table:table-cell>
          <table:table-cell office:value-type="float" office:value="0.856101048408173" calcext:value-type="float">
            <text:p>0.856101048408173</text:p>
          </table:table-cell>
          <table:table-cell office:value-type="float" office:value="0.826772861868324" calcext:value-type="float">
            <text:p>0.826772861868324</text:p>
          </table:table-cell>
          <table:table-cell office:value-type="float" office:value="0.954526149220519" calcext:value-type="float">
            <text:p>0.954526149220519</text:p>
          </table:table-cell>
          <table:table-cell office:value-type="float" office:value="0.804126927661283" calcext:value-type="float">
            <text:p>0.80412692766128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49479156150016" calcext:value-type="float">
            <text:p>0.249479156150016</text:p>
          </table:table-cell>
          <table:table-cell office:value-type="float" office:value="0.57281238544621" calcext:value-type="float">
            <text:p>0.57281238544621</text:p>
          </table:table-cell>
          <table:table-cell office:value-type="float" office:value="0.583647852002264" calcext:value-type="float">
            <text:p>0.583647852002264</text:p>
          </table:table-cell>
          <table:table-cell office:value-type="float" office:value="0.999017724194246" calcext:value-type="float">
            <text:p>0.999017724194246</text:p>
          </table:table-cell>
          <table:table-cell office:value-type="float" office:value="0.55853138999696" calcext:value-type="float">
            <text:p>0.55853138999696</text:p>
          </table:table-cell>
          <table:table-cell table:formula="of:=2*([.B5]*[.L5])/([.B5]+[.L5])" office:value-type="float" office:value="0.354405274625796" calcext:value-type="float">
            <text:p>0.354405274625796</text:p>
          </table:table-cell>
          <table:table-cell table:formula="of:=2*([.C5]*[.M5])/([.C5]+[.M5])" office:value-type="float" office:value="0.683436990977286" calcext:value-type="float">
            <text:p>0.683436990977286</text:p>
          </table:table-cell>
          <table:table-cell table:formula="of:=2*([.D5]*[.N5])/([.D5]+[.N5])" office:value-type="float" office:value="0.681864403063803" calcext:value-type="float">
            <text:p>0.681864403063803</text:p>
          </table:table-cell>
          <table:table-cell table:formula="of:=2*([.E5]*[.O5])/([.E5]+[.O5])" office:value-type="float" office:value="0.975798084991373" calcext:value-type="float">
            <text:p>0.975798084991373</text:p>
          </table:table-cell>
          <table:table-cell table:formula="of:=2*([.F5]*[.P5])/([.F5]+[.P5])" office:value-type="float" office:value="0.654949135087798" calcext:value-type="float">
            <text:p>0.654949135087798</text:p>
          </table:table-cell>
          <table:table-cell office:value-type="float" office:value="0.611655972585053" calcext:value-type="float">
            <text:p>0.611655972585053</text:p>
          </table:table-cell>
          <table:table-cell office:value-type="float" office:value="0.847017576223591" calcext:value-type="float">
            <text:p>0.847017576223591</text:p>
          </table:table-cell>
          <table:table-cell office:value-type="float" office:value="0.819824954496682" calcext:value-type="float">
            <text:p>0.819824954496682</text:p>
          </table:table-cell>
          <table:table-cell office:value-type="float" office:value="0.953633292077662" calcext:value-type="float">
            <text:p>0.953633292077662</text:p>
          </table:table-cell>
          <table:table-cell office:value-type="float" office:value="0.791601059242058" calcext:value-type="float">
            <text:p>0.79160105924205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8221567202978" calcext:value-type="float">
            <text:p>0.28221567202978</text:p>
          </table:table-cell>
          <table:table-cell office:value-type="float" office:value="0.633937776297136" calcext:value-type="float">
            <text:p>0.633937776297136</text:p>
          </table:table-cell>
          <table:table-cell office:value-type="float" office:value="0.627418982562778" calcext:value-type="float">
            <text:p>0.627418982562778</text:p>
          </table:table-cell>
          <table:table-cell office:value-type="float" office:value="0.998685344827586" calcext:value-type="float">
            <text:p>0.998685344827586</text:p>
          </table:table-cell>
          <table:table-cell office:value-type="float" office:value="0.59375016343356" calcext:value-type="float">
            <text:p>0.59375016343356</text:p>
          </table:table-cell>
          <table:table-cell table:formula="of:=2*([.B6]*[.L6])/([.B6]+[.L6])" office:value-type="float" office:value="0.383504883517898" calcext:value-type="float">
            <text:p>0.383504883517898</text:p>
          </table:table-cell>
          <table:table-cell table:formula="of:=2*([.C6]*[.M6])/([.C6]+[.M6])" office:value-type="float" office:value="0.727416224144274" calcext:value-type="float">
            <text:p>0.727416224144274</text:p>
          </table:table-cell>
          <table:table-cell table:formula="of:=2*([.D6]*[.N6])/([.D6]+[.N6])" office:value-type="float" office:value="0.708011509281742" calcext:value-type="float">
            <text:p>0.708011509281742</text:p>
          </table:table-cell>
          <table:table-cell table:formula="of:=2*([.E6]*[.O6])/([.E6]+[.O6])" office:value-type="float" office:value="0.966951950351685" calcext:value-type="float">
            <text:p>0.966951950351685</text:p>
          </table:table-cell>
          <table:table-cell table:formula="of:=2*([.F6]*[.P6])/([.F6]+[.P6])" office:value-type="float" office:value="0.674472004780537" calcext:value-type="float">
            <text:p>0.674472004780537</text:p>
          </table:table-cell>
          <table:table-cell office:value-type="float" office:value="0.598204862377129" calcext:value-type="float">
            <text:p>0.598204862377129</text:p>
          </table:table-cell>
          <table:table-cell office:value-type="float" office:value="0.8532309450537" calcext:value-type="float">
            <text:p>0.8532309450537</text:p>
          </table:table-cell>
          <table:table-cell office:value-type="float" office:value="0.812359855762294" calcext:value-type="float">
            <text:p>0.812359855762294</text:p>
          </table:table-cell>
          <table:table-cell office:value-type="float" office:value="0.937173117233322" calcext:value-type="float">
            <text:p>0.937173117233322</text:p>
          </table:table-cell>
          <table:table-cell office:value-type="float" office:value="0.780596013570998" calcext:value-type="float">
            <text:p>0.7805960135709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40414475565" calcext:value-type="float">
            <text:p>0.340414475565</text:p>
          </table:table-cell>
          <table:table-cell office:value-type="float" office:value="0.6771149546" calcext:value-type="float">
            <text:p>0.6771149546</text:p>
          </table:table-cell>
          <table:table-cell office:value-type="float" office:value="0.648360310935" calcext:value-type="float">
            <text:p>0.648360310935</text:p>
          </table:table-cell>
          <table:table-cell office:value-type="float" office:value="0.996458333335" calcext:value-type="float">
            <text:p>0.996458333335</text:p>
          </table:table-cell>
          <table:table-cell office:value-type="float" office:value="0.62853813679" calcext:value-type="float">
            <text:p>0.62853813679</text:p>
          </table:table-cell>
          <table:table-cell table:formula="of:=2*([.B7]*[.L7])/([.B7]+[.L7])" office:value-type="float" office:value="0.434029446159844" calcext:value-type="float">
            <text:p>0.434029446159844</text:p>
          </table:table-cell>
          <table:table-cell table:formula="of:=2*([.C7]*[.M7])/([.C7]+[.M7])" office:value-type="float" office:value="0.746947124677782" calcext:value-type="float">
            <text:p>0.746947124677782</text:p>
          </table:table-cell>
          <table:table-cell table:formula="of:=2*([.D7]*[.N7])/([.D7]+[.N7])" office:value-type="float" office:value="0.709707750961935" calcext:value-type="float">
            <text:p>0.709707750961935</text:p>
          </table:table-cell>
          <table:table-cell table:formula="of:=2*([.E7]*[.O7])/([.E7]+[.O7])" office:value-type="float" office:value="0.941457692531413" calcext:value-type="float">
            <text:p>0.941457692531413</text:p>
          </table:table-cell>
          <table:table-cell table:formula="of:=2*([.F7]*[.P7])/([.F7]+[.P7])" office:value-type="float" office:value="0.687190846411294" calcext:value-type="float">
            <text:p>0.687190846411294</text:p>
          </table:table-cell>
          <table:table-cell office:value-type="float" office:value="0.59866370604" calcext:value-type="float">
            <text:p>0.59866370604</text:p>
          </table:table-cell>
          <table:table-cell office:value-type="float" office:value="0.832839463435" calcext:value-type="float">
            <text:p>0.832839463435</text:p>
          </table:table-cell>
          <table:table-cell office:value-type="float" office:value="0.783877766385" calcext:value-type="float">
            <text:p>0.783877766385</text:p>
          </table:table-cell>
          <table:table-cell office:value-type="float" office:value="0.892211095515" calcext:value-type="float">
            <text:p>0.892211095515</text:p>
          </table:table-cell>
          <table:table-cell office:value-type="float" office:value="0.757916650665" calcext:value-type="float">
            <text:p>0.75791665066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64348962926388" calcext:value-type="float">
            <text:p>0.364348962926388</text:p>
          </table:table-cell>
          <table:table-cell office:value-type="float" office:value="0.708086506045316" calcext:value-type="float">
            <text:p>0.708086506045316</text:p>
          </table:table-cell>
          <table:table-cell office:value-type="float" office:value="0.672832439102692" calcext:value-type="float">
            <text:p>0.672832439102692</text:p>
          </table:table-cell>
          <table:table-cell office:value-type="float" office:value="0.996903307888041" calcext:value-type="float">
            <text:p>0.996903307888041</text:p>
          </table:table-cell>
          <table:table-cell office:value-type="float" office:value="0.644470254575071" calcext:value-type="float">
            <text:p>0.644470254575071</text:p>
          </table:table-cell>
          <table:table-cell table:formula="of:=2*([.B8]*[.L8])/([.B8]+[.L8])" office:value-type="float" office:value="0.441364897799964" calcext:value-type="float">
            <text:p>0.441364897799964</text:p>
          </table:table-cell>
          <table:table-cell table:formula="of:=2*([.C8]*[.M8])/([.C8]+[.M8])" office:value-type="float" office:value="0.746017097140254" calcext:value-type="float">
            <text:p>0.746017097140254</text:p>
          </table:table-cell>
          <table:table-cell table:formula="of:=2*([.D8]*[.N8])/([.D8]+[.N8])" office:value-type="float" office:value="0.697517357492069" calcext:value-type="float">
            <text:p>0.697517357492069</text:p>
          </table:table-cell>
          <table:table-cell table:formula="of:=2*([.E8]*[.O8])/([.E8]+[.O8])" office:value-type="float" office:value="0.905740752838699" calcext:value-type="float">
            <text:p>0.905740752838699</text:p>
          </table:table-cell>
          <table:table-cell table:formula="of:=2*([.F8]*[.P8])/([.F8]+[.P8])" office:value-type="float" office:value="0.674776555594781" calcext:value-type="float">
            <text:p>0.674776555594781</text:p>
          </table:table-cell>
          <table:table-cell office:value-type="float" office:value="0.559667100838721" calcext:value-type="float">
            <text:p>0.559667100838721</text:p>
          </table:table-cell>
          <table:table-cell office:value-type="float" office:value="0.788241404693451" calcext:value-type="float">
            <text:p>0.788241404693451</text:p>
          </table:table-cell>
          <table:table-cell office:value-type="float" office:value="0.724082542877513" calcext:value-type="float">
            <text:p>0.724082542877513</text:p>
          </table:table-cell>
          <table:table-cell office:value-type="float" office:value="0.829854132319071" calcext:value-type="float">
            <text:p>0.829854132319071</text:p>
          </table:table-cell>
          <table:table-cell office:value-type="float" office:value="0.708073823036992" calcext:value-type="float">
            <text:p>0.7080738230369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89824142198271" calcext:value-type="float">
            <text:p>0.389824142198271</text:p>
          </table:table-cell>
          <table:table-cell office:value-type="float" office:value="0.729921421753109" calcext:value-type="float">
            <text:p>0.729921421753109</text:p>
          </table:table-cell>
          <table:table-cell office:value-type="float" office:value="0.689986812001158" calcext:value-type="float">
            <text:p>0.689986812001158</text:p>
          </table:table-cell>
          <table:table-cell office:value-type="float" office:value="0.995153567696671" calcext:value-type="float">
            <text:p>0.995153567696671</text:p>
          </table:table-cell>
          <table:table-cell office:value-type="float" office:value="0.660962778755968" calcext:value-type="float">
            <text:p>0.660962778755968</text:p>
          </table:table-cell>
          <table:table-cell table:formula="of:=2*([.B9]*[.L9])/([.B9]+[.L9])" office:value-type="float" office:value="0.448194970434308" calcext:value-type="float">
            <text:p>0.448194970434308</text:p>
          </table:table-cell>
          <table:table-cell table:formula="of:=2*([.C9]*[.M9])/([.C9]+[.M9])" office:value-type="float" office:value="0.733238418738642" calcext:value-type="float">
            <text:p>0.733238418738642</text:p>
          </table:table-cell>
          <table:table-cell table:formula="of:=2*([.D9]*[.N9])/([.D9]+[.N9])" office:value-type="float" office:value="0.680065180957446" calcext:value-type="float">
            <text:p>0.680065180957446</text:p>
          </table:table-cell>
          <table:table-cell table:formula="of:=2*([.E9]*[.O9])/([.E9]+[.O9])" office:value-type="float" office:value="0.868530188165796" calcext:value-type="float">
            <text:p>0.868530188165796</text:p>
          </table:table-cell>
          <table:table-cell table:formula="of:=2*([.F9]*[.P9])/([.F9]+[.P9])" office:value-type="float" office:value="0.659307355118148" calcext:value-type="float">
            <text:p>0.659307355118148</text:p>
          </table:table-cell>
          <table:table-cell office:value-type="float" office:value="0.527124673452627" calcext:value-type="float">
            <text:p>0.527124673452627</text:p>
          </table:table-cell>
          <table:table-cell office:value-type="float" office:value="0.736585700342949" calcext:value-type="float">
            <text:p>0.736585700342949</text:p>
          </table:table-cell>
          <table:table-cell office:value-type="float" office:value="0.67042484031263" calcext:value-type="float">
            <text:p>0.67042484031263</text:p>
          </table:table-cell>
          <table:table-cell office:value-type="float" office:value="0.770492670170847" calcext:value-type="float">
            <text:p>0.770492670170847</text:p>
          </table:table-cell>
          <table:table-cell office:value-type="float" office:value="0.657660202992975" calcext:value-type="float">
            <text:p>0.6576602029929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7619081743005" calcext:value-type="float">
            <text:p>0.397619081743005</text:p>
          </table:table-cell>
          <table:table-cell office:value-type="float" office:value="0.746340895319359" calcext:value-type="float">
            <text:p>0.746340895319359</text:p>
          </table:table-cell>
          <table:table-cell office:value-type="float" office:value="0.697180038233507" calcext:value-type="float">
            <text:p>0.697180038233507</text:p>
          </table:table-cell>
          <table:table-cell office:value-type="float" office:value="0.99235077775728" calcext:value-type="float">
            <text:p>0.99235077775728</text:p>
          </table:table-cell>
          <table:table-cell office:value-type="float" office:value="0.670211179971841" calcext:value-type="float">
            <text:p>0.670211179971841</text:p>
          </table:table-cell>
          <table:table-cell table:formula="of:=2*([.B10]*[.L10])/([.B10]+[.L10])" office:value-type="float" office:value="0.439732257867327" calcext:value-type="float">
            <text:p>0.439732257867327</text:p>
          </table:table-cell>
          <table:table-cell table:formula="of:=2*([.C10]*[.M10])/([.C10]+[.M10])" office:value-type="float" office:value="0.719701663067303" calcext:value-type="float">
            <text:p>0.719701663067303</text:p>
          </table:table-cell>
          <table:table-cell table:formula="of:=2*([.D10]*[.N10])/([.D10]+[.N10])" office:value-type="float" office:value="0.659671923947651" calcext:value-type="float">
            <text:p>0.659671923947651</text:p>
          </table:table-cell>
          <table:table-cell table:formula="of:=2*([.E10]*[.O10])/([.E10]+[.O10])" office:value-type="float" office:value="0.832866332895035" calcext:value-type="float">
            <text:p>0.832866332895035</text:p>
          </table:table-cell>
          <table:table-cell table:formula="of:=2*([.F10]*[.P10])/([.F10]+[.P10])" office:value-type="float" office:value="0.642403007370504" calcext:value-type="float">
            <text:p>0.642403007370504</text:p>
          </table:table-cell>
          <table:table-cell office:value-type="float" office:value="0.491822875014418" calcext:value-type="float">
            <text:p>0.491822875014418</text:p>
          </table:table-cell>
          <table:table-cell office:value-type="float" office:value="0.694898567786086" calcext:value-type="float">
            <text:p>0.694898567786086</text:p>
          </table:table-cell>
          <table:table-cell office:value-type="float" office:value="0.625993621351167" calcext:value-type="float">
            <text:p>0.625993621351167</text:p>
          </table:table-cell>
          <table:table-cell office:value-type="float" office:value="0.717546691562887" calcext:value-type="float">
            <text:p>0.717546691562887</text:p>
          </table:table-cell>
          <table:table-cell office:value-type="float" office:value="0.616810516785933" calcext:value-type="float">
            <text:p>0.61681051678593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7321619134348" calcext:value-type="float">
            <text:p>0.387321619134348</text:p>
          </table:table-cell>
          <table:table-cell office:value-type="float" office:value="0.717038400175187" calcext:value-type="float">
            <text:p>0.717038400175187</text:p>
          </table:table-cell>
          <table:table-cell office:value-type="float" office:value="0.683156101137518" calcext:value-type="float">
            <text:p>0.683156101137518</text:p>
          </table:table-cell>
          <table:table-cell office:value-type="float" office:value="0.992926175044932" calcext:value-type="float">
            <text:p>0.992926175044932</text:p>
          </table:table-cell>
          <table:table-cell office:value-type="float" office:value="0.649340658319515" calcext:value-type="float">
            <text:p>0.649340658319515</text:p>
          </table:table-cell>
          <table:table-cell table:formula="of:=2*([.B11]*[.L11])/([.B11]+[.L11])" office:value-type="float" office:value="0.421953894007579" calcext:value-type="float">
            <text:p>0.421953894007579</text:p>
          </table:table-cell>
          <table:table-cell table:formula="of:=2*([.C11]*[.M11])/([.C11]+[.M11])" office:value-type="float" office:value="0.687259641704777" calcext:value-type="float">
            <text:p>0.687259641704777</text:p>
          </table:table-cell>
          <table:table-cell table:formula="of:=2*([.D11]*[.N11])/([.D11]+[.N11])" office:value-type="float" office:value="0.636062760770245" calcext:value-type="float">
            <text:p>0.636062760770245</text:p>
          </table:table-cell>
          <table:table-cell table:formula="of:=2*([.E11]*[.O11])/([.E11]+[.O11])" office:value-type="float" office:value="0.809326922130288" calcext:value-type="float">
            <text:p>0.809326922130288</text:p>
          </table:table-cell>
          <table:table-cell table:formula="of:=2*([.F11]*[.P11])/([.F11]+[.P11])" office:value-type="float" office:value="0.613008369631296" calcext:value-type="float">
            <text:p>0.613008369631296</text:p>
          </table:table-cell>
          <table:table-cell office:value-type="float" office:value="0.463387590485467" calcext:value-type="float">
            <text:p>0.463387590485467</text:p>
          </table:table-cell>
          <table:table-cell office:value-type="float" office:value="0.659855693308756" calcext:value-type="float">
            <text:p>0.659855693308756</text:p>
          </table:table-cell>
          <table:table-cell office:value-type="float" office:value="0.595043461904127" calcext:value-type="float">
            <text:p>0.595043461904127</text:p>
          </table:table-cell>
          <table:table-cell office:value-type="float" office:value="0.683029763789623" calcext:value-type="float">
            <text:p>0.683029763789623</text:p>
          </table:table-cell>
          <table:table-cell office:value-type="float" office:value="0.580526415733401" calcext:value-type="float">
            <text:p>0.58052641573340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87489176606626" calcext:value-type="float">
            <text:p>0.387489176606626</text:p>
          </table:table-cell>
          <table:table-cell office:value-type="float" office:value="0.716948960398171" calcext:value-type="float">
            <text:p>0.716948960398171</text:p>
          </table:table-cell>
          <table:table-cell office:value-type="float" office:value="0.67826617124674" calcext:value-type="float">
            <text:p>0.67826617124674</text:p>
          </table:table-cell>
          <table:table-cell office:value-type="float" office:value="0.99288415823821" calcext:value-type="float">
            <text:p>0.99288415823821</text:p>
          </table:table-cell>
          <table:table-cell office:value-type="float" office:value="0.647341595671714" calcext:value-type="float">
            <text:p>0.647341595671714</text:p>
          </table:table-cell>
          <table:table-cell table:formula="of:=2*([.B12]*[.L12])/([.B12]+[.L12])" office:value-type="float" office:value="0.417189499024467" calcext:value-type="float">
            <text:p>0.417189499024467</text:p>
          </table:table-cell>
          <table:table-cell table:formula="of:=2*([.C12]*[.M12])/([.C12]+[.M12])" office:value-type="float" office:value="0.682580492327971" calcext:value-type="float">
            <text:p>0.682580492327971</text:p>
          </table:table-cell>
          <table:table-cell table:formula="of:=2*([.D12]*[.N12])/([.D12]+[.N12])" office:value-type="float" office:value="0.628196160359679" calcext:value-type="float">
            <text:p>0.628196160359679</text:p>
          </table:table-cell>
          <table:table-cell table:formula="of:=2*([.E12]*[.O12])/([.E12]+[.O12])" office:value-type="float" office:value="0.803316193237569" calcext:value-type="float">
            <text:p>0.803316193237569</text:p>
          </table:table-cell>
          <table:table-cell table:formula="of:=2*([.F12]*[.P12])/([.F12]+[.P12])" office:value-type="float" office:value="0.607792468291559" calcext:value-type="float">
            <text:p>0.607792468291559</text:p>
          </table:table-cell>
          <table:table-cell office:value-type="float" office:value="0.451820713734767" calcext:value-type="float">
            <text:p>0.451820713734767</text:p>
          </table:table-cell>
          <table:table-cell office:value-type="float" office:value="0.651356345293688" calcext:value-type="float">
            <text:p>0.651356345293688</text:p>
          </table:table-cell>
          <table:table-cell office:value-type="float" office:value="0.585010349521243" calcext:value-type="float">
            <text:p>0.585010349521243</text:p>
          </table:table-cell>
          <table:table-cell office:value-type="float" office:value="0.674530415774555" calcext:value-type="float">
            <text:p>0.674530415774555</text:p>
          </table:table-cell>
          <table:table-cell office:value-type="float" office:value="0.572797583454038" calcext:value-type="float">
            <text:p>0.57279758345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9955798921701" calcext:value-type="float">
            <text:p>0.379955798921701</text:p>
          </table:table-cell>
          <table:table-cell office:value-type="float" office:value="0.711830055032191" calcext:value-type="float">
            <text:p>0.711830055032191</text:p>
          </table:table-cell>
          <table:table-cell office:value-type="float" office:value="0.679285625616331" calcext:value-type="float">
            <text:p>0.679285625616331</text:p>
          </table:table-cell>
          <table:table-cell office:value-type="float" office:value="0.992050824904876" calcext:value-type="float">
            <text:p>0.992050824904876</text:p>
          </table:table-cell>
          <table:table-cell office:value-type="float" office:value="0.641894085420114" calcext:value-type="float">
            <text:p>0.641894085420114</text:p>
          </table:table-cell>
          <table:table-cell table:formula="of:=2*([.B13]*[.L13])/([.B13]+[.L13])" office:value-type="float" office:value="0.407330500121554" calcext:value-type="float">
            <text:p>0.407330500121554</text:p>
          </table:table-cell>
          <table:table-cell table:formula="of:=2*([.C13]*[.M13])/([.C13]+[.M13])" office:value-type="float" office:value="0.672209789451406" calcext:value-type="float">
            <text:p>0.672209789451406</text:p>
          </table:table-cell>
          <table:table-cell table:formula="of:=2*([.D13]*[.N13])/([.D13]+[.N13])" office:value-type="float" office:value="0.620620937376832" calcext:value-type="float">
            <text:p>0.620620937376832</text:p>
          </table:table-cell>
          <table:table-cell table:formula="of:=2*([.E13]*[.O13])/([.E13]+[.O13])" office:value-type="float" office:value="0.792613298704854" calcext:value-type="float">
            <text:p>0.792613298704854</text:p>
          </table:table-cell>
          <table:table-cell table:formula="of:=2*([.F13]*[.P13])/([.F13]+[.P13])" office:value-type="float" office:value="0.598109594513204" calcext:value-type="float">
            <text:p>0.598109594513204</text:p>
          </table:table-cell>
          <table:table-cell office:value-type="float" office:value="0.438955992249356" calcext:value-type="float">
            <text:p>0.438955992249356</text:p>
          </table:table-cell>
          <table:table-cell office:value-type="float" office:value="0.636767485877242" calcext:value-type="float">
            <text:p>0.636767485877242</text:p>
          </table:table-cell>
          <table:table-cell office:value-type="float" office:value="0.571283559070315" calcext:value-type="float">
            <text:p>0.571283559070315</text:p>
          </table:table-cell>
          <table:table-cell office:value-type="float" office:value="0.65994155635811" calcext:value-type="float">
            <text:p>0.65994155635811</text:p>
          </table:table-cell>
          <table:table-cell office:value-type="float" office:value="0.559916882933122" calcext:value-type="float">
            <text:p>0.559916882933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9:05:34.487004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24:07.791678061</meta:creation-date>
    <dc:date>2019-03-13T09:07:35.954575707</dc:date>
    <meta:editing-duration>PT1H48M14S</meta:editing-duration>
    <meta:editing-cycles>77</meta:editing-cycles>
    <meta:generator>LibreOffice/6.0.7.3$Linux_X86_64 LibreOffice_project/00m0$Build-3</meta:generator>
    <meta:document-statistic meta:table-count="1" meta:cell-count="1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355cm" svg:y="0.316cm" chart:style-name="ch2">
          <text:p>Harmonic mean</text:p>
        </chart:title>
        <chart:legend chart:legend-position="end" svg:x="11.956cm" svg:y="3.457cm" style:legend-expansion="high" chart:style-name="ch3"/>
        <chart:plot-area chart:style-name="ch4" table:cell-range-address="Sheet1.A3:Sheet1.A13 Sheet1.G2:Sheet1.J13" chart:data-source-has-labels="both" svg:x="0.319cm" svg:y="1.275cm" svg:width="11.318cm" svg:height="6.57cm">
          <chartooo:coordinate-region svg:x="1.046cm" svg:y="1.475cm" svg:width="10.498cm" svg:height="5.723cm"/>
          <chart:axis chart:dimension="x" chart:name="primary-x" chart:style-name="ch5" chartooo:axis-type="auto">
            <chartooo:date-scale/>
            <chart:title svg:x="4.373cm" svg:y="8.025cm" chart:style-name="ch6">
              <text:p>levenshtein threshold</text:p>
            </chart:title>
            <chart:categories table:cell-range-address="Sheet1.A3:Sheet1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3:Sheet1.G13" chart:label-cell-address="Sheet1.G2:Sheet1.G2" chart:class="chart:line">
            <chart:data-point chart:repeated="11"/>
          </chart:series>
          <chart:series chart:style-name="ch9" chart:values-cell-range-address="Sheet1.H3:Sheet1.H13" chart:label-cell-address="Sheet1.H2:Sheet1.H2" chart:class="chart:line">
            <chart:data-point chart:repeated="11"/>
          </chart:series>
          <chart:series chart:style-name="ch10" chart:values-cell-range-address="Sheet1.I3:Sheet1.I13" chart:label-cell-address="Sheet1.I2:Sheet1.I2" chart:class="chart:line">
            <chart:data-point chart:repeated="11"/>
          </chart:series>
          <chart:series chart:style-name="ch11" chart:values-cell-range-address="Sheet1.J3:Sheet1.J13" chart:label-cell-address="Sheet1.J2:Sheet1.J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al</text:p>
                <draw:g>
                  <svg:desc>Sheet1.G2:Sheet1.G2</svg:desc>
                </draw:g>
              </table:table-cell>
              <table:table-cell office:value-type="string">
                <text:p>recall oriented</text:p>
                <draw:g>
                  <svg:desc>Sheet1.H2:Sheet1.H2</svg:desc>
                </draw:g>
              </table:table-cell>
              <table:table-cell office:value-type="string">
                <text:p>precision oriented</text:p>
                <draw:g>
                  <svg:desc>Sheet1.I2:Sheet1.I2</svg:desc>
                </draw:g>
              </table:table-cell>
              <table:table-cell office:value-type="string">
                <text:p>overlap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13</svg:desc>
                </draw:g>
              </table:table-cell>
              <table:table-cell office:value-type="float" office:value="0.292746884786026">
                <text:p>0.292746884786026</text:p>
                <draw:g>
                  <svg:desc>Sheet1.G3:Sheet1.G13</svg:desc>
                </draw:g>
              </table:table-cell>
              <table:table-cell office:value-type="float" office:value="0.642761848006985">
                <text:p>0.642761848006985</text:p>
                <draw:g>
                  <svg:desc>Sheet1.H3:Sheet1.H13</svg:desc>
                </draw:g>
              </table:table-cell>
              <table:table-cell office:value-type="float" office:value="0.630394329107714">
                <text:p>0.630394329107714</text:p>
                <draw:g>
                  <svg:desc>Sheet1.I3:Sheet1.I13</svg:desc>
                </draw:g>
              </table:table-cell>
              <table:table-cell office:value-type="float" office:value="0.97637576947644">
                <text:p>0.97637576947644</text:p>
                <draw:g>
                  <svg:desc>Sheet1.J3:Sheet1.J1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09416094551513">
                <text:p>0.309416094551513</text:p>
              </table:table-cell>
              <table:table-cell office:value-type="float" office:value="0.65639263137204">
                <text:p>0.65639263137204</text:p>
              </table:table-cell>
              <table:table-cell office:value-type="float" office:value="0.642866345378966">
                <text:p>0.642866345378966</text:p>
              </table:table-cell>
              <table:table-cell office:value-type="float" office:value="0.976232662661266">
                <text:p>0.97623266266126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54405274625796">
                <text:p>0.354405274625796</text:p>
              </table:table-cell>
              <table:table-cell office:value-type="float" office:value="0.683436990977286">
                <text:p>0.683436990977286</text:p>
              </table:table-cell>
              <table:table-cell office:value-type="float" office:value="0.681864403063803">
                <text:p>0.681864403063803</text:p>
              </table:table-cell>
              <table:table-cell office:value-type="float" office:value="0.975798084991373">
                <text:p>0.97579808499137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83504883517898">
                <text:p>0.383504883517898</text:p>
              </table:table-cell>
              <table:table-cell office:value-type="float" office:value="0.727416224144274">
                <text:p>0.727416224144274</text:p>
              </table:table-cell>
              <table:table-cell office:value-type="float" office:value="0.708011509281742">
                <text:p>0.708011509281742</text:p>
              </table:table-cell>
              <table:table-cell office:value-type="float" office:value="0.966951950351685">
                <text:p>0.96695195035168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34029446159844">
                <text:p>0.434029446159844</text:p>
              </table:table-cell>
              <table:table-cell office:value-type="float" office:value="0.746947124677782">
                <text:p>0.746947124677782</text:p>
              </table:table-cell>
              <table:table-cell office:value-type="float" office:value="0.709707750961935">
                <text:p>0.709707750961935</text:p>
              </table:table-cell>
              <table:table-cell office:value-type="float" office:value="0.941457692531413">
                <text:p>0.9414576925314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41364897799964">
                <text:p>0.441364897799964</text:p>
              </table:table-cell>
              <table:table-cell office:value-type="float" office:value="0.746017097140254">
                <text:p>0.746017097140254</text:p>
              </table:table-cell>
              <table:table-cell office:value-type="float" office:value="0.697517357492069">
                <text:p>0.697517357492069</text:p>
              </table:table-cell>
              <table:table-cell office:value-type="float" office:value="0.905740752838699">
                <text:p>0.90574075283869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448194970434308">
                <text:p>0.448194970434308</text:p>
              </table:table-cell>
              <table:table-cell office:value-type="float" office:value="0.733238418738642">
                <text:p>0.733238418738642</text:p>
              </table:table-cell>
              <table:table-cell office:value-type="float" office:value="0.680065180957446">
                <text:p>0.680065180957446</text:p>
              </table:table-cell>
              <table:table-cell office:value-type="float" office:value="0.868530188165796">
                <text:p>0.86853018816579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39732257867327">
                <text:p>0.439732257867327</text:p>
              </table:table-cell>
              <table:table-cell office:value-type="float" office:value="0.719701663067303">
                <text:p>0.719701663067303</text:p>
              </table:table-cell>
              <table:table-cell office:value-type="float" office:value="0.659671923947651">
                <text:p>0.659671923947651</text:p>
              </table:table-cell>
              <table:table-cell office:value-type="float" office:value="0.832866332895035">
                <text:p>0.8328663328950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21953894007579">
                <text:p>0.421953894007579</text:p>
              </table:table-cell>
              <table:table-cell office:value-type="float" office:value="0.687259641704777">
                <text:p>0.687259641704777</text:p>
              </table:table-cell>
              <table:table-cell office:value-type="float" office:value="0.636062760770245">
                <text:p>0.636062760770245</text:p>
              </table:table-cell>
              <table:table-cell office:value-type="float" office:value="0.809326922130288">
                <text:p>0.8093269221302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17189499024467">
                <text:p>0.417189499024467</text:p>
              </table:table-cell>
              <table:table-cell office:value-type="float" office:value="0.682580492327971">
                <text:p>0.682580492327971</text:p>
              </table:table-cell>
              <table:table-cell office:value-type="float" office:value="0.628196160359679">
                <text:p>0.628196160359679</text:p>
              </table:table-cell>
              <table:table-cell office:value-type="float" office:value="0.803316193237569">
                <text:p>0.80331619323756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7330500121554">
                <text:p>0.407330500121554</text:p>
              </table:table-cell>
              <table:table-cell office:value-type="float" office:value="0.672209789451406">
                <text:p>0.672209789451406</text:p>
              </table:table-cell>
              <table:table-cell office:value-type="float" office:value="0.620620937376832">
                <text:p>0.620620937376832</text:p>
              </table:table-cell>
              <table:table-cell office:value-type="float" office:value="0.792613298704854">
                <text:p>0.792613298704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99cm" svg:y="0.316cm" chart:style-name="ch2">
          <text:p>Precision</text:p>
        </chart:title>
        <chart:legend chart:legend-position="end" svg:x="11.956cm" svg:y="3.457cm" style:legend-expansion="high" chart:style-name="ch3"/>
        <chart:plot-area chart:style-name="ch4" table:cell-range-address="Sheet1.A3:Sheet1.E13 Sheet1.B2:Sheet1.E2" chart:data-source-has-labels="both" svg:x="0.319cm" svg:y="1.275cm" svg:width="11.318cm" svg:height="6.57cm">
          <chartooo:coordinate-region svg:x="1.046cm" svg:y="1.475cm" svg:width="10.498cm" svg:height="5.723cm"/>
          <chart:axis chart:dimension="x" chart:name="primary-x" chart:style-name="ch5" chartooo:axis-type="auto">
            <chartooo:date-scale/>
            <chart:title svg:x="4.373cm" svg:y="8.025cm" chart:style-name="ch6">
              <text:p>levenshtein threshold</text:p>
            </chart:title>
            <chart:categories table:cell-range-address="Sheet1.A3:Sheet1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13" chart:label-cell-address="Sheet1.B2:Sheet1.B2" chart:class="chart:line">
            <chart:data-point chart:repeated="11"/>
          </chart:series>
          <chart:series chart:style-name="ch9" chart:values-cell-range-address="Sheet1.C3:Sheet1.C13" chart:label-cell-address="Sheet1.C2:Sheet1.C2" chart:class="chart:line">
            <chart:data-point chart:repeated="11"/>
          </chart:series>
          <chart:series chart:style-name="ch10" chart:values-cell-range-address="Sheet1.D3:Sheet1.D13" chart:label-cell-address="Sheet1.D2:Sheet1.D2" chart:class="chart:line">
            <chart:data-point chart:repeated="11"/>
          </chart:series>
          <chart:series chart:style-name="ch11" chart:values-cell-range-address="Sheet1.E3:Sheet1.E13" chart:label-cell-address="Sheet1.E2:Sheet1.E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al</text:p>
                <draw:g>
                  <svg:desc>Sheet1.B2:Sheet1.B2</svg:desc>
                </draw:g>
              </table:table-cell>
              <table:table-cell office:value-type="string">
                <text:p>recall oriented</text:p>
                <draw:g>
                  <svg:desc>Sheet1.C2:Sheet1.C2</svg:desc>
                </draw:g>
              </table:table-cell>
              <table:table-cell office:value-type="string">
                <text:p>precision oriented</text:p>
                <draw:g>
                  <svg:desc>Sheet1.D2:Sheet1.D2</svg:desc>
                </draw:g>
              </table:table-cell>
              <table:table-cell office:value-type="string">
                <text:p>overlap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13</svg:desc>
                </draw:g>
              </table:table-cell>
              <table:table-cell office:value-type="float" office:value="0.19027189894606">
                <text:p>0.19027189894606</text:p>
                <draw:g>
                  <svg:desc>Sheet1.B3:Sheet1.B13</svg:desc>
                </draw:g>
              </table:table-cell>
              <table:table-cell office:value-type="float" office:value="0.513032566942493">
                <text:p>0.513032566942493</text:p>
                <draw:g>
                  <svg:desc>Sheet1.C3:Sheet1.C13</svg:desc>
                </draw:g>
              </table:table-cell>
              <table:table-cell office:value-type="float" office:value="0.509323507629477">
                <text:p>0.509323507629477</text:p>
                <draw:g>
                  <svg:desc>Sheet1.D3:Sheet1.D13</svg:desc>
                </draw:g>
              </table:table-cell>
              <table:table-cell office:value-type="float" office:value="0.999249122807017">
                <text:p>0.999249122807017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04873834393278">
                <text:p>0.204873834393278</text:p>
              </table:table-cell>
              <table:table-cell office:value-type="float" office:value="0.532234686538378">
                <text:p>0.532234686538378</text:p>
              </table:table-cell>
              <table:table-cell office:value-type="float" office:value="0.525888288164615">
                <text:p>0.525888288164615</text:p>
              </table:table-cell>
              <table:table-cell office:value-type="float" office:value="0.998949387953652">
                <text:p>0.9989493879536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49479156150016">
                <text:p>0.249479156150016</text:p>
              </table:table-cell>
              <table:table-cell office:value-type="float" office:value="0.57281238544621">
                <text:p>0.57281238544621</text:p>
              </table:table-cell>
              <table:table-cell office:value-type="float" office:value="0.583647852002264">
                <text:p>0.583647852002264</text:p>
              </table:table-cell>
              <table:table-cell office:value-type="float" office:value="0.999017724194246">
                <text:p>0.99901772419424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8221567202978">
                <text:p>0.28221567202978</text:p>
              </table:table-cell>
              <table:table-cell office:value-type="float" office:value="0.633937776297136">
                <text:p>0.633937776297136</text:p>
              </table:table-cell>
              <table:table-cell office:value-type="float" office:value="0.627418982562778">
                <text:p>0.627418982562778</text:p>
              </table:table-cell>
              <table:table-cell office:value-type="float" office:value="0.998685344827586">
                <text:p>0.99868534482758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40414475565">
                <text:p>0.340414475565</text:p>
              </table:table-cell>
              <table:table-cell office:value-type="float" office:value="0.6771149546">
                <text:p>0.6771149546</text:p>
              </table:table-cell>
              <table:table-cell office:value-type="float" office:value="0.648360310935">
                <text:p>0.648360310935</text:p>
              </table:table-cell>
              <table:table-cell office:value-type="float" office:value="0.996458333335">
                <text:p>0.9964583333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64348962926388">
                <text:p>0.364348962926388</text:p>
              </table:table-cell>
              <table:table-cell office:value-type="float" office:value="0.708086506045316">
                <text:p>0.708086506045316</text:p>
              </table:table-cell>
              <table:table-cell office:value-type="float" office:value="0.672832439102692">
                <text:p>0.672832439102692</text:p>
              </table:table-cell>
              <table:table-cell office:value-type="float" office:value="0.996903307888041">
                <text:p>0.9969033078880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89824142198271">
                <text:p>0.389824142198271</text:p>
              </table:table-cell>
              <table:table-cell office:value-type="float" office:value="0.729921421753109">
                <text:p>0.729921421753109</text:p>
              </table:table-cell>
              <table:table-cell office:value-type="float" office:value="0.689986812001158">
                <text:p>0.689986812001158</text:p>
              </table:table-cell>
              <table:table-cell office:value-type="float" office:value="0.995153567696671">
                <text:p>0.99515356769667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7619081743005">
                <text:p>0.397619081743005</text:p>
              </table:table-cell>
              <table:table-cell office:value-type="float" office:value="0.746340895319359">
                <text:p>0.746340895319359</text:p>
              </table:table-cell>
              <table:table-cell office:value-type="float" office:value="0.697180038233507">
                <text:p>0.697180038233507</text:p>
              </table:table-cell>
              <table:table-cell office:value-type="float" office:value="0.99235077775728">
                <text:p>0.992350777757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7321619134348">
                <text:p>0.387321619134348</text:p>
              </table:table-cell>
              <table:table-cell office:value-type="float" office:value="0.717038400175187">
                <text:p>0.717038400175187</text:p>
              </table:table-cell>
              <table:table-cell office:value-type="float" office:value="0.683156101137518">
                <text:p>0.683156101137518</text:p>
              </table:table-cell>
              <table:table-cell office:value-type="float" office:value="0.992926175044932">
                <text:p>0.9929261750449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387489176606626">
                <text:p>0.387489176606626</text:p>
              </table:table-cell>
              <table:table-cell office:value-type="float" office:value="0.716948960398171">
                <text:p>0.716948960398171</text:p>
              </table:table-cell>
              <table:table-cell office:value-type="float" office:value="0.67826617124674">
                <text:p>0.67826617124674</text:p>
              </table:table-cell>
              <table:table-cell office:value-type="float" office:value="0.99288415823821">
                <text:p>0.9928841582382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79955798921701">
                <text:p>0.379955798921701</text:p>
              </table:table-cell>
              <table:table-cell office:value-type="float" office:value="0.711830055032191">
                <text:p>0.711830055032191</text:p>
              </table:table-cell>
              <table:table-cell office:value-type="float" office:value="0.679285625616331">
                <text:p>0.679285625616331</text:p>
              </table:table-cell>
              <table:table-cell office:value-type="float" office:value="0.992050824904876">
                <text:p>0.9920508249048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6.421cm" svg:y="0.316cm" chart:style-name="ch2">
          <text:p>CQA Coverage</text:p>
        </chart:title>
        <chart:legend chart:legend-position="end" svg:x="11.956cm" svg:y="3.457cm" style:legend-expansion="high" chart:style-name="ch3"/>
        <chart:plot-area chart:style-name="ch4" table:cell-range-address="Sheet1.A3:Sheet1.A13 Sheet1.L2:Sheet1.O13" chart:data-source-has-labels="both" svg:x="0.319cm" svg:y="1.275cm" svg:width="11.318cm" svg:height="6.57cm">
          <chartooo:coordinate-region svg:x="1.046cm" svg:y="1.475cm" svg:width="10.498cm" svg:height="5.723cm"/>
          <chart:axis chart:dimension="x" chart:name="primary-x" chart:style-name="ch5" chartooo:axis-type="auto">
            <chartooo:date-scale/>
            <chart:title svg:x="4.373cm" svg:y="8.025cm" chart:style-name="ch6">
              <text:p>levenshtein threshold</text:p>
            </chart:title>
            <chart:categories table:cell-range-address="Sheet1.A3:Sheet1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L3:Sheet1.L13" chart:label-cell-address="Sheet1.L2:Sheet1.L2" chart:class="chart:line">
            <chart:data-point chart:repeated="11"/>
          </chart:series>
          <chart:series chart:style-name="ch9" chart:values-cell-range-address="Sheet1.M3:Sheet1.M13" chart:label-cell-address="Sheet1.M2:Sheet1.M2" chart:class="chart:line">
            <chart:data-point chart:repeated="11"/>
          </chart:series>
          <chart:series chart:style-name="ch10" chart:values-cell-range-address="Sheet1.N3:Sheet1.N13" chart:label-cell-address="Sheet1.N2:Sheet1.N2" chart:class="chart:line">
            <chart:data-point chart:repeated="11"/>
          </chart:series>
          <chart:series chart:style-name="ch11" chart:values-cell-range-address="Sheet1.O3:Sheet1.O13" chart:label-cell-address="Sheet1.O2:Sheet1.O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al</text:p>
                <draw:g>
                  <svg:desc>Sheet1.L2:Sheet1.L2</svg:desc>
                </draw:g>
              </table:table-cell>
              <table:table-cell office:value-type="string">
                <text:p>recall oriented</text:p>
                <draw:g>
                  <svg:desc>Sheet1.M2:Sheet1.M2</svg:desc>
                </draw:g>
              </table:table-cell>
              <table:table-cell office:value-type="string">
                <text:p>precision oriented</text:p>
                <draw:g>
                  <svg:desc>Sheet1.N2:Sheet1.N2</svg:desc>
                </draw:g>
              </table:table-cell>
              <table:table-cell office:value-type="string">
                <text:p>overlap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13</svg:desc>
                </draw:g>
              </table:table-cell>
              <table:table-cell office:value-type="float" office:value="0.634435809963734">
                <text:p>0.634435809963734</text:p>
                <draw:g>
                  <svg:desc>Sheet1.L3:Sheet1.L13</svg:desc>
                </draw:g>
              </table:table-cell>
              <table:table-cell office:value-type="float" office:value="0.860305071636357">
                <text:p>0.860305071636357</text:p>
                <draw:g>
                  <svg:desc>Sheet1.M3:Sheet1.M13</svg:desc>
                </draw:g>
              </table:table-cell>
              <table:table-cell office:value-type="float" office:value="0.826973417939986">
                <text:p>0.826973417939986</text:p>
                <draw:g>
                  <svg:desc>Sheet1.N3:Sheet1.N13</svg:desc>
                </draw:g>
              </table:table-cell>
              <table:table-cell office:value-type="float" office:value="0.954526149220519">
                <text:p>0.954526149220519</text:p>
                <draw:g>
                  <svg:desc>Sheet1.O3:Sheet1.O13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631817672523081">
                <text:p>0.631817672523081</text:p>
              </table:table-cell>
              <table:table-cell office:value-type="float" office:value="0.856101048408173">
                <text:p>0.856101048408173</text:p>
              </table:table-cell>
              <table:table-cell office:value-type="float" office:value="0.826772861868324">
                <text:p>0.826772861868324</text:p>
              </table:table-cell>
              <table:table-cell office:value-type="float" office:value="0.954526149220519">
                <text:p>0.9545261492205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611655972585053">
                <text:p>0.611655972585053</text:p>
              </table:table-cell>
              <table:table-cell office:value-type="float" office:value="0.847017576223591">
                <text:p>0.847017576223591</text:p>
              </table:table-cell>
              <table:table-cell office:value-type="float" office:value="0.819824954496682">
                <text:p>0.819824954496682</text:p>
              </table:table-cell>
              <table:table-cell office:value-type="float" office:value="0.953633292077662">
                <text:p>0.95363329207766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598204862377129">
                <text:p>0.598204862377129</text:p>
              </table:table-cell>
              <table:table-cell office:value-type="float" office:value="0.8532309450537">
                <text:p>0.8532309450537</text:p>
              </table:table-cell>
              <table:table-cell office:value-type="float" office:value="0.812359855762294">
                <text:p>0.812359855762294</text:p>
              </table:table-cell>
              <table:table-cell office:value-type="float" office:value="0.937173117233322">
                <text:p>0.93717311723332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9866370604">
                <text:p>0.59866370604</text:p>
              </table:table-cell>
              <table:table-cell office:value-type="float" office:value="0.832839463435">
                <text:p>0.832839463435</text:p>
              </table:table-cell>
              <table:table-cell office:value-type="float" office:value="0.783877766385">
                <text:p>0.783877766385</text:p>
              </table:table-cell>
              <table:table-cell office:value-type="float" office:value="0.892211095515">
                <text:p>0.89221109551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59667100838721">
                <text:p>0.559667100838721</text:p>
              </table:table-cell>
              <table:table-cell office:value-type="float" office:value="0.788241404693451">
                <text:p>0.788241404693451</text:p>
              </table:table-cell>
              <table:table-cell office:value-type="float" office:value="0.724082542877513">
                <text:p>0.724082542877513</text:p>
              </table:table-cell>
              <table:table-cell office:value-type="float" office:value="0.829854132319071">
                <text:p>0.82985413231907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27124673452627">
                <text:p>0.527124673452627</text:p>
              </table:table-cell>
              <table:table-cell office:value-type="float" office:value="0.736585700342949">
                <text:p>0.736585700342949</text:p>
              </table:table-cell>
              <table:table-cell office:value-type="float" office:value="0.67042484031263">
                <text:p>0.67042484031263</text:p>
              </table:table-cell>
              <table:table-cell office:value-type="float" office:value="0.770492670170847">
                <text:p>0.77049267017084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491822875014418">
                <text:p>0.491822875014418</text:p>
              </table:table-cell>
              <table:table-cell office:value-type="float" office:value="0.694898567786086">
                <text:p>0.694898567786086</text:p>
              </table:table-cell>
              <table:table-cell office:value-type="float" office:value="0.625993621351167">
                <text:p>0.625993621351167</text:p>
              </table:table-cell>
              <table:table-cell office:value-type="float" office:value="0.717546691562887">
                <text:p>0.71754669156288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63387590485467">
                <text:p>0.463387590485467</text:p>
              </table:table-cell>
              <table:table-cell office:value-type="float" office:value="0.659855693308756">
                <text:p>0.659855693308756</text:p>
              </table:table-cell>
              <table:table-cell office:value-type="float" office:value="0.595043461904127">
                <text:p>0.595043461904127</text:p>
              </table:table-cell>
              <table:table-cell office:value-type="float" office:value="0.683029763789623">
                <text:p>0.68302976378962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1820713734767">
                <text:p>0.451820713734767</text:p>
              </table:table-cell>
              <table:table-cell office:value-type="float" office:value="0.651356345293688">
                <text:p>0.651356345293688</text:p>
              </table:table-cell>
              <table:table-cell office:value-type="float" office:value="0.585010349521243">
                <text:p>0.585010349521243</text:p>
              </table:table-cell>
              <table:table-cell office:value-type="float" office:value="0.674530415774555">
                <text:p>0.6745304157745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38955992249356">
                <text:p>0.438955992249356</text:p>
              </table:table-cell>
              <table:table-cell office:value-type="float" office:value="0.636767485877242">
                <text:p>0.636767485877242</text:p>
              </table:table-cell>
              <table:table-cell office:value-type="float" office:value="0.571283559070315">
                <text:p>0.571283559070315</text:p>
              </table:table-cell>
              <table:table-cell office:value-type="float" office:value="0.65994155635811">
                <text:p>0.65994155635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